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text-position="sub 58%"/>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text-position="sub 58%"/>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text-position="sub 58%"/>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text-position="sub 58%"/>
    </style:style>
    <style:style style:name="T24" style:family="text">
      <style:text-properties fo:font-style="italic" style:font-style-asian="italic" style:font-style-complex="italic"/>
    </style:style>
    <style:style style:name="T25" style:family="text">
      <style:text-properties style:text-position="super 58%"/>
    </style:style>
    <style:style style:name="T26" style:family="text">
      <style:text-properties style:text-position="super 58%"/>
    </style:style>
    <style:style style:name="T27" style:family="text">
      <style:text-properties style:text-position="super 58%"/>
    </style:style>
    <style:style style:name="T28" style:family="text">
      <style:text-properties fo:font-style="italic" style:font-style-asian="italic" style:font-style-complex="italic"/>
    </style:style>
    <style:style style:name="T29" style:family="text">
      <style:text-properties style:text-position="super 58%"/>
    </style:style>
    <style:style style:name="T30" style:family="text">
      <style:text-properties style:text-position="super 58%"/>
    </style:style>
    <style:style style:name="T31" style:family="text">
      <style:text-properties style:text-position="super 58%"/>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text-position="super 58%"/>
    </style:style>
    <style:style style:name="T35" style:family="text">
      <style:text-properties style:text-position="super 58%"/>
    </style:style>
    <style:style style:name="T36" style:family="text">
      <style:text-properties style:text-position="super 58%"/>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style:text-position="sub 58%"/>
    </style:style>
    <style:style style:name="T42" style:family="text">
      <style:text-properties style:text-position="sub 58%"/>
    </style:style>
  </office:automatic-styles>
  <office:body>
    <office:text>
      <text:p text:style-name="Text_20_body">language=Python</text:p>
      <text:h text:style-name="Heading_20_1" text:outline-level="1">Proste modele matematyczne ze złożonym zachowaniem</text:h>
      <text:p text:style-name="First_20_paragraph">W latach siedemdziesiątych XX wieku, na Uniwersytecie w Oxford, australijski uczony Robert May zajmował się teoretycznymi aspektami dynamiki populacyjnej. Swoje prace podsumował w artykule, który ukazał się w <text:span text:style-name="T1">Nature</text:span> pod prowokującym tytułem “Proste modele matematyczne z bardzo skomplikowaną dynamiką” . Artykuł ten po latach stał się jedną z najczęściej cytowanych prac z teoretycznej ekologii. Co wzbudziło tak wielkie zainteresowanie w tej pracy?</text:p>
      <text:p text:style-name="Text_20_body">Klasycznym zadaniem w tej dynamiki populacyjnej jest obliczenie populacji pewnego gatunku w przyszłości znając jego obecny stan. Matematycznie najprostszym, rodzajem ekosystemów wydawały się takie w których życie jednego pokolenia populacji trwa jeden sezon. Dobrym przykładem jest populacja owadów, które w ciągu jednego sezonu przechodzą pełną metamorfozę np. motyle. Czas jest w naturalny sposób podzielony na dyskretne okresy, odpowiadające cyklom życia populacji. Równania opisujące taki ekosystem mają więc w naturalny sposób tzw. dyskretny czas tj. <text:span text:style-name="T2">t</text:span> = 1, 2, 3. . . .</text:p>
      <text:p text:style-name="Text_20_body">Robert May zajmował się między innymi właśnie taką dynamiką. W swoich rozważaniach uprościł ekosystem do jednego gatunku w którym populacja była funkcją kwadratową populacji w roku poprzednim. Skąd taki model? Najprostszym równaniem dyskretnym opisującym ewolucję populacji jest model liniowy:</text:p>
      <text:p text:style-name="Text_20_body">$\label{eq:Ni}
N_{i+1} = \alpha \; N_{i},$</text:p>
      <text:p text:style-name="Text_20_body">gdzie <text:span text:style-name="T3">N</text:span><text:span text:style-name="T4">i</text:span> to liczebność w i-tym sezonie. Łatwo się przekonać, że takie równanie może prowadzić to trzech scenariuszy. Dla <text:span text:style-name="T5">α</text:span> = 1 ewolucja nie będzie zmieniać stanu liczebnego populacji, <text:span text:style-name="T6">α</text:span> &lt; 1 prowadzi do wyginięcia a <text:span text:style-name="T7">α</text:span> &gt; 1 do nieograniczonego wzrostu. Ponieważ wszystko w przyrodzie wydaje się być ograniczone, warto ulepszyć to równanie tak by brało pod uwagę ograniczoną ilość zasobów. Wyobraźmy sobie, że szkodniki zjadają zboże, którego jest dokładnie ta sama ilość co roku. Jeżeli owadów jest mało w porównaniu do ilości pożywienia to mogą rozmnażać się z pełną siła rozrodczą matematycznie określoną przez stałą <text:span text:style-name="T8">α</text:span> &gt; 1. Jednak w miarę wzrostu liczebności szkodników, pożywienia nie będzie wystarczać i siła rozrodcza będzie maleć. W krytycznym przypadku można sobie wyobrazić ze owadów rodzi się tyle, że zjadają całe zboże przed osiągnięciem zdolności rozrodczej i populacja ginie.</text:p>
      <text:p text:style-name="Text_20_body">Zmodyfikujmy więc poprzedni model, zakładając, że nasza stała rozrodu będzie liniowo malała wraz z wielkością populacji:</text:p>
      <text:p text:style-name="Text_20_body">$\label{eq:N2i}
N_{i+1} = \underbrace{(A - B N_{i})}_{\alpha( N_{i} )} \; N_{i},$</text:p>
      <text:p text:style-name="Text_20_body">gdzie <text:span text:style-name="T9">A</text:span> to stała wzrostu populacji w warunkach dostatku a <text:span text:style-name="T10">B</text:span> jest stałą, która określającą szynbość negatywnego wpływu braku pożywienia na siłę rozrodczą. W szczególności jeśli <text:span text:style-name="T11">N</text:span><text:span text:style-name="T12">i</text:span> = <text:span text:style-name="T13">A</text:span> / <text:span text:style-name="T14">B</text:span> to pożywienia jest na tyle mało, że żaden osobnik nie dożywa okresu rozmnażania.</text:p>
      <text:p text:style-name="Text_20_body">Równanie to, można przeskalować do matematycznie równoważnej postaci , zależnej tylko od jednego parametru, które jest znane pod nazwą odwzorowania logistycznego:</text:p>
      <text:p text:style-name="Text_20_body">$x_{i+1} = a x_{i} (1 - x_{i}),
\label{eq:logistic}$</text:p>
      <text:p text:style-name="Text_20_body">gdzie <text:span text:style-name="T15">a</text:span> &lt;  = 4 jest pewną dodatnią stałą a <text:span text:style-name="T16">x</text:span><text:span text:style-name="T17">i</text:span> ∈ (0, 1) jest proporcjonalne do liczebności populacji w i-tym sezonie.</text:p>
      <text:p text:style-name="Text_20_body">Mogło by się wydawać, że tak prosty model będzie dawał proste wyniki. Spróbujmy sami!</text:p>
      <text:p text:style-name="Text_20_body">Rozważmy równanie ([eq:logistic]) dla parametru <text:span text:style-name="T18">a</text:span> = 0. 5, startując z liczebności <text:span text:style-name="T19">x</text:span> = 0. 45. Kolejne wartości populacji można otrzymać stosując przekształcenie kwadratowe ([eq:logistic]) do wartości z poprzedniego sezonu, na przykład za korzystając z poniższego programu:</text:p>
      <text:p text:style-name="Text_20_body">a = 0.5 x = 0.45 for i in range(10): x = a*x*(1-x) print x</text:p>
      <text:p text:style-name="Text_20_body">Wykonując ten przykład otrzymujemy kolejne wartości populacji, które wraz z upływem czasu dążą do zera. Eksperymentując z powyższym kodem łatwo też jest się przekonać, że niezależnie od wartości z której startujemy, populacja zawsze ginie.</text:p>
      <text:p text:style-name="Text_20_body">Z pomocą systemu Sage, możemy też przedstawić tę ewolucję graficzne rysując wykres liczebności populacji od czasu.</text:p>
      <text:p text:style-name="Text_20_body"><draw:frame><draw:image xlink:href="Pictures/0.pdf" xlink:type="simple" xlink:show="embed" xlink:actuate="onLoad"/></draw:frame></text:p>
      <text:p text:style-name="Text_20_body">Zwiększmy teraz parametr <text:span text:style-name="T20">a</text:span> do dowolnej wartości z przedziału <text:span text:style-name="T21">a</text:span> ∈ (1, 3). Okazuje się, że wtedy ciąg <text:span text:style-name="T22">x</text:span><text:span text:style-name="T23">i</text:span> dąży do pewnej wielkości większej od zera <text:span text:style-name="T24">x</text:span><text:span text:style-name="T25"> </text:span><text:span text:style-name="T26">*</text:span><text:span text:style-name="T27"> </text:span>. Interpretując w kategoriach ekologii, możemy powiedzieć, że wielkość populacji ustala się na pewnym poziomie, który nie zmienia się z sezonu na sezon. Warto zauważyć, że wartość ta nie od punktu startowego. Jest to efekt dążenia ekosystemu do stabilizacji - populacja dostosowuje swoją liczebność do możliwości wyżywienia się. Matematycznie rzecz biorąc jest to punkt stały odwzorowania, spełniający <text:span text:style-name="T28">x</text:span><text:span text:style-name="T29"> </text:span><text:span text:style-name="T30">*</text:span><text:span text:style-name="T31"> </text:span><text:span text:style-name="T32">f</text:span>(<text:span text:style-name="T33">x</text:span><text:span text:style-name="T34"> </text:span><text:span text:style-name="T35">*</text:span><text:span text:style-name="T36"> </text:span>).</text:p>
      <text:p text:style-name="Text_20_body">Taki efekt był oczekiwany przez badaczy i równanie logistyczne ([eq:logistic]) nie przyciągnęło by szczególnej uwagi gdyby nie pewna niespodzianka. Okazało się bowiem, że dla pewnych wartości parametru <text:span text:style-name="T37">a</text:span> model nie zachowuje się w przewidywalny sposób. Pojawiają się nie tylko stany okresowe, ale i stany w których populacja z roku na rok zmienia się w chaotyczny sposób i występuje czułość na warunki początkowe - wszystkie cechy, które są charakterystyczne dla chaosu deterministycznego.</text:p>
      <text:p text:style-name="Text_20_body">Zbadajmy to! Na początek ustalmy wartość parametru na <text:span text:style-name="T38">a</text:span> = 3. 2 i przyjrzyjmy się ewolucji.</text:p>
      <text:p text:style-name="Text_20_body"><draw:frame><draw:image xlink:href="Pictures/1.pdf" xlink:type="simple" xlink:show="embed" xlink:actuate="onLoad"/></draw:frame></text:p>
      <text:p text:style-name="Text_20_body">Zaskoczeniem może być fakt, że tym razem populacja nie osiąga jednej wartości, ale dwie, które występują kolejno po sobie do drugi sezon. Okazało się jednak, że to nie koniec kłopotów! Dla <text:span text:style-name="T39">a</text:span> = 4 system przestaje być przewidywalny. Popatrzmy sami na rysunek lub wygenerujmy sami ciąg liczb sa pomocą komputera. Wyniki wyglądają na czysto przypadkowe i co należy podkreślić dla różnych populacji początkowych są kompletnie różne. Uważny czytelki powinien jednak się oburzyć. Jak układ, króry jest opisany przez deterministyczne równanie, do tego nawet całkiem proste, może mieć nieprzewidywalne zachowanie? Otóż może. Własoscią tego układu jest niezwykła czułość na warunki początkowe. Wystarczy dodać jedną milionową do stanu początkowego i już po kilku krokach otrzymamy całkiem inne wartości.</text:p>
      <text:p text:style-name="Text_20_body"><draw:frame><draw:image xlink:href="Pictures/2.pdf" xlink:type="simple" xlink:show="embed" xlink:actuate="onLoad"/></draw:frame></text:p>
      <text:p text:style-name="Text_20_body">a=4.0 x=0.123 y=0.123+0.000001 pkts = [] for i in range(25): x = a*x*(1-x) y = a*y*(1-y) print x,y</text:p>
      <text:p text:style-name="Text_20_body">Analiza tego układu jest niezwykle trudna. Możemy jednak dość łatwo odkryć wiele jego tajemnic stosując symulacje komputerowe. Możemy mianowicie narysować tak zwany diagram bifurkacyjny, na którym będziemy odkładać na osi odciętych wartości parametru <text:span text:style-name="T40">a</text:span> a na osi rzędnych punkty stabilne odwzorowania logistycznego. Otrzymamy je symulując dużą ilość układów jednocześnie, i rysując wartości końcowe:</text:p>
      <text:p text:style-name="Text_20_body">Jak można się domyslić wymaga to wykonania dużej ilości obliczeń. Spróbujmy “ostrożnie” z nastepującymi wartościami:</text:p>
      <text:p text:style-name="Text_20_body">bifurcation<text:span text:style-name="T41">d</text:span>iagram.py</text:p>
      <text:p text:style-name="Text_20_body">may76</text:p>
      <text:p text:style-name="Text_20_body">[may76]may76[rownanie<text:span text:style-name="T42">l</text:span>ogistyczne:may76] May, R. M. “Simple mathematical models with very complicated dynamics”. Nature 261 (5560): 459–467,19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